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3" style:family="graphic" style:parent-style-name="standard">
      <style:graphic-properties draw:textarea-horizontal-align="center" draw:textarea-vertical-align="middle" fo:padding-top="0cm" fo:padding-bottom="0cm" fo:padding-left="0cm" fo:padding-right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fo:padding-top="0cm" fo:padding-bottom="0cm" fo:padding-left="0cm" fo:padding-right="0cm"/>
    </style:style>
    <style:style style:name="gr5" style:family="graphic" style:parent-style-name="objectwithoutfill">
      <style:graphic-properties draw:marker-end="Arrow" draw:fill="none" draw:textarea-horizontal-align="center" draw:textarea-vertical-align="middle" fo:padding-top="0cm" fo:padding-bottom="0cm" fo:padding-left="0cm" fo:padding-right="0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9pt"/>
    </style:style>
    <style:style style:name="P3" style:family="paragraph">
      <style:text-properties fo:font-size="9pt"/>
    </style:style>
    <style:style style:name="P4" style:family="paragraph">
      <style:paragraph-properties fo:text-align="center"/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0.4cm" svg:y1="2.1cm" svg:x2="11.4cm" svg:y2="2.1cm">
            <text:p/>
          </draw:line>
          <draw:frame draw:style-name="gr2" draw:text-style-name="P3" draw:layer="layout" svg:width="0.612cm" svg:height="0.374cm" svg:x="10.9cm" svg:y="1.5cm">
            <draw:text-box>
              <text:p text:style-name="P2">itau</text:p>
            </draw:text-box>
          </draw:frame>
          <draw:line draw:style-name="gr3" draw:text-style-name="P4" draw:layer="layout" svg:x1="0.6cm" svg:y1="1.8cm" svg:x2="0.6cm" svg:y2="2.3cm">
            <text:p/>
          </draw:line>
          <draw:line draw:style-name="gr3" draw:text-style-name="P4" draw:layer="layout" svg:x1="1.6cm" svg:y1="1.8cm" svg:x2="1.6cm" svg:y2="2.3cm">
            <text:p/>
          </draw:line>
          <draw:line draw:style-name="gr3" draw:text-style-name="P4" draw:layer="layout" svg:x1="2.6cm" svg:y1="1.8cm" svg:x2="2.6cm" svg:y2="2.3cm">
            <text:p/>
          </draw:line>
          <draw:line draw:style-name="gr3" draw:text-style-name="P4" draw:layer="layout" svg:x1="3.6cm" svg:y1="1.8cm" svg:x2="3.6cm" svg:y2="2.3cm">
            <text:p/>
          </draw:line>
          <draw:line draw:style-name="gr3" draw:text-style-name="P4" draw:layer="layout" svg:x1="4.6cm" svg:y1="1.8cm" svg:x2="4.6cm" svg:y2="2.3cm">
            <text:p/>
          </draw:line>
          <draw:line draw:style-name="gr3" draw:text-style-name="P4" draw:layer="layout" svg:x1="5.6cm" svg:y1="1.8cm" svg:x2="5.6cm" svg:y2="2.3cm">
            <text:p/>
          </draw:line>
          <draw:line draw:style-name="gr3" draw:text-style-name="P4" draw:layer="layout" svg:x1="6.6cm" svg:y1="1.8cm" svg:x2="6.6cm" svg:y2="2.3cm">
            <text:p/>
          </draw:line>
          <draw:line draw:style-name="gr3" draw:text-style-name="P4" draw:layer="layout" svg:x1="7.6cm" svg:y1="1.8cm" svg:x2="7.6cm" svg:y2="2.3cm">
            <text:p/>
          </draw:line>
          <draw:line draw:style-name="gr3" draw:text-style-name="P4" draw:layer="layout" svg:x1="8.6cm" svg:y1="1.8cm" svg:x2="8.6cm" svg:y2="2.3cm">
            <text:p/>
          </draw:line>
          <draw:line draw:style-name="gr3" draw:text-style-name="P4" draw:layer="layout" svg:x1="9.6cm" svg:y1="1.8cm" svg:x2="9.6cm" svg:y2="2.3cm">
            <text:p/>
          </draw:line>
          <draw:line draw:style-name="gr3" draw:text-style-name="P4" draw:layer="layout" svg:x1="10.6cm" svg:y1="1.8cm" svg:x2="10.6cm" svg:y2="2.3cm">
            <text:p/>
          </draw:line>
          <draw:frame draw:style-name="gr2" draw:text-style-name="P3" draw:layer="layout" svg:width="0.205cm" svg:height="0.374cm" svg:x="0.5cm" svg:y="2.4cm">
            <draw:text-box>
              <text:p text:style-name="P2">0</text:p>
            </draw:text-box>
          </draw:frame>
          <draw:frame draw:style-name="gr2" draw:text-style-name="P3" draw:layer="layout" svg:width="0.205cm" svg:height="0.374cm" svg:x="1.5cm" svg:y="2.4cm">
            <draw:text-box>
              <text:p text:style-name="P2">1</text:p>
            </draw:text-box>
          </draw:frame>
          <draw:frame draw:style-name="gr2" draw:text-style-name="P3" draw:layer="layout" svg:width="0.205cm" svg:height="0.374cm" svg:x="2.5cm" svg:y="2.4cm">
            <draw:text-box>
              <text:p text:style-name="P2">2</text:p>
            </draw:text-box>
          </draw:frame>
          <draw:frame draw:style-name="gr2" draw:text-style-name="P3" draw:layer="layout" svg:width="0.205cm" svg:height="0.374cm" svg:x="3.5cm" svg:y="2.4cm">
            <draw:text-box>
              <text:p text:style-name="P2">3</text:p>
            </draw:text-box>
          </draw:frame>
          <draw:frame draw:style-name="gr2" draw:text-style-name="P3" draw:layer="layout" svg:width="0.205cm" svg:height="0.374cm" svg:x="4.5cm" svg:y="2.4cm">
            <draw:text-box>
              <text:p text:style-name="P2">4</text:p>
            </draw:text-box>
          </draw:frame>
          <draw:frame draw:style-name="gr2" draw:text-style-name="P3" draw:layer="layout" svg:width="0.205cm" svg:height="0.374cm" svg:x="5.5cm" svg:y="2.4cm">
            <draw:text-box>
              <text:p text:style-name="P2">5</text:p>
            </draw:text-box>
          </draw:frame>
          <draw:frame draw:style-name="gr2" draw:text-style-name="P3" draw:layer="layout" svg:width="0.205cm" svg:height="0.374cm" svg:x="9.5cm" svg:y="2.4cm">
            <draw:text-box>
              <text:p text:style-name="P2">9</text:p>
            </draw:text-box>
          </draw:frame>
          <draw:frame draw:style-name="gr2" draw:text-style-name="P3" draw:layer="layout" svg:width="0.408cm" svg:height="0.374cm" svg:x="10.4cm" svg:y="2.4cm">
            <draw:text-box>
              <text:p text:style-name="P2">10</text:p>
            </draw:text-box>
          </draw:frame>
          <draw:g>
            <draw:frame draw:style-name="gr2" draw:text-style-name="P3" draw:layer="layout" svg:width="0.971cm" svg:height="0.374cm" svg:x="0.6cm" svg:y="0.4cm">
              <draw:text-box>
                <text:p text:style-name="P2">1 : FM</text:p>
              </draw:text-box>
            </draw:frame>
            <draw:line draw:style-name="gr4" draw:text-style-name="P4" draw:layer="layout" svg:x1="0.6cm" svg:y1="0.9cm" svg:x2="1.6cm" svg:y2="0.9cm">
              <text:p/>
            </draw:line>
          </draw:g>
          <draw:line draw:style-name="gr4" draw:text-style-name="P4" draw:layer="layout" svg:x1="1.6cm" svg:y1="1.3cm" svg:x2="0.6cm" svg:y2="1.3cm">
            <text:p/>
          </draw:line>
          <draw:frame draw:style-name="gr2" draw:text-style-name="P3" draw:layer="layout" svg:width="1.005cm" svg:height="0.374cm" svg:x="0.59cm" svg:y="1.4cm">
            <draw:text-box>
              <text:p text:style-name="P2">2 : BM</text:p>
            </draw:text-box>
          </draw:frame>
          <draw:g>
            <draw:path draw:style-name="gr5" draw:text-style-name="P4" draw:layer="layout" svg:width="2cm" svg:height="0.825cm" svg:x="0.6cm" svg:y="3cm" svg:viewBox="0 0 2001 826" svg:d="m0 0c300 1100 1800 1100 2000 0">
              <text:p/>
            </draw:path>
            <draw:frame draw:style-name="gr2" draw:text-style-name="P3" draw:layer="layout" svg:width="0.205cm" svg:height="0.374cm" svg:x="1.456cm" svg:y="3.8cm">
              <draw:text-box>
                <text:p text:style-name="P2">3</text:p>
              </draw:text-box>
            </draw:frame>
          </draw:g>
          <draw:g>
            <draw:path draw:style-name="gr5" draw:text-style-name="P4" draw:layer="layout" svg:width="2cm" svg:height="0.825cm" svg:x="1.6cm" svg:y="3cm" svg:viewBox="0 0 2001 826" svg:d="m0 0c300 1100 1800 1100 2000 0">
              <text:p/>
            </draw:path>
            <draw:frame draw:style-name="gr2" draw:text-style-name="P3" draw:layer="layout" svg:width="0.205cm" svg:height="0.374cm" svg:x="2.456cm" svg:y="3.8cm">
              <draw:text-box>
                <text:p text:style-name="P2">4</text:p>
              </draw:text-box>
            </draw:frame>
          </draw:g>
          <draw:g>
            <draw:path draw:style-name="gr5" draw:text-style-name="P4" draw:layer="layout" svg:width="2cm" svg:height="0.825cm" svg:x="2.6cm" svg:y="3cm" svg:viewBox="0 0 2001 826" svg:d="m0 0c300 1100 1800 1100 2000 0">
              <text:p/>
            </draw:path>
            <draw:frame draw:style-name="gr2" draw:text-style-name="P3" draw:layer="layout" svg:width="0.205cm" svg:height="0.374cm" svg:x="3.456cm" svg:y="3.8cm">
              <draw:text-box>
                <text:p text:style-name="P2">5</text:p>
              </draw:text-box>
            </draw:frame>
          </draw:g>
          <draw:g>
            <draw:path draw:style-name="gr5" draw:text-style-name="P4" draw:layer="layout" svg:width="2cm" svg:height="0.825cm" svg:x="3.6cm" svg:y="3cm" svg:viewBox="0 0 2001 826" svg:d="m0 0c300 1100 1800 1100 2000 0">
              <text:p/>
            </draw:path>
            <draw:frame draw:style-name="gr2" draw:text-style-name="P3" draw:layer="layout" svg:width="0.205cm" svg:height="0.374cm" svg:x="4.456cm" svg:y="3.8cm">
              <draw:text-box>
                <text:p text:style-name="P2">6</text:p>
              </draw:text-box>
            </draw:frame>
          </draw:g>
          <draw:g>
            <draw:frame draw:style-name="gr2" draw:text-style-name="P3" draw:layer="layout" svg:width="0.971cm" svg:height="0.374cm" svg:x="5.6cm" svg:y="0.4cm">
              <draw:text-box>
                <text:p text:style-name="P2">7 : FM</text:p>
              </draw:text-box>
            </draw:frame>
            <draw:line draw:style-name="gr4" draw:text-style-name="P4" draw:layer="layout" svg:x1="5.6cm" svg:y1="0.9cm" svg:x2="6.6cm" svg:y2="0.9cm">
              <text:p/>
            </draw:line>
          </draw:g>
          <draw:line draw:style-name="gr4" draw:text-style-name="P4" draw:layer="layout" svg:x1="6.6cm" svg:y1="1.3cm" svg:x2="5.6cm" svg:y2="1.3cm">
            <text:p/>
          </draw:line>
          <draw:frame draw:style-name="gr2" draw:text-style-name="P3" draw:layer="layout" svg:width="1.005cm" svg:height="0.374cm" svg:x="5.59cm" svg:y="1.4cm">
            <draw:text-box>
              <text:p text:style-name="P2">8 : BM</text:p>
            </draw:text-box>
          </draw:frame>
          <draw:g>
            <draw:path draw:style-name="gr5" draw:text-style-name="P4" draw:layer="layout" svg:width="2cm" svg:height="0.825cm" svg:x="5.6cm" svg:y="3cm" svg:viewBox="0 0 2001 826" svg:d="m0 0c300 1100 1800 1100 2000 0">
              <text:p/>
            </draw:path>
          </draw:g>
          <draw:line draw:style-name="gr6" draw:text-style-name="P4" draw:layer="layout" svg:x1="9.6cm" svg:y1="2.8cm" svg:x2="9.6cm" svg:y2="4.5cm">
            <text:p/>
          </draw:line>
          <draw:frame draw:style-name="gr2" draw:text-style-name="P3" draw:layer="layout" svg:width="0.823cm" svg:height="0.374cm" svg:x="9.2cm" svg:y="4.5cm">
            <draw:text-box>
              <text:p text:style-name="P2">calfis</text:p>
            </draw:text-box>
          </draw:frame>
          <draw:g>
            <draw:path draw:style-name="gr5" draw:text-style-name="P4" draw:layer="layout" svg:width="2cm" svg:height="0.825cm" svg:x="6.6cm" svg:y="3cm" svg:viewBox="0 0 2001 826" svg:d="m0 0c300 1100 1800 1100 2000 0">
              <text:p/>
            </draw:path>
          </draw:g>
          <draw:g>
            <draw:path draw:style-name="gr5" draw:text-style-name="P4" draw:layer="layout" svg:width="2cm" svg:height="0.825cm" svg:x="7.6cm" svg:y="3cm" svg:viewBox="0 0 2001 826" svg:d="m0 0c300 1100 1800 1100 2000 0">
              <text:p/>
            </draw:path>
          </draw:g>
          <draw:g>
            <draw:path draw:style-name="gr5" draw:text-style-name="P4" draw:layer="layout" svg:width="2cm" svg:height="0.825cm" svg:x="8.6cm" svg:y="3cm" svg:viewBox="0 0 2001 826" svg:d="m0 0c300 1100 1800 1100 2000 0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2-14T13:55:17</meta:creation-date>
    <dc:date>2007-12-14T14:29:17</dc:date>
    <dc:language>fr-FR</dc:language>
    <meta:editing-cycles>7</meta:editing-cycles>
    <meta:editing-duration>PT34M1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